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.014cm" fo:min-width="4.52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55cm" fo:min-width="8.67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85cm" fo:min-width="2.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45cm" fo:min-width="6.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721cm" fo:min-width="8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66cm" fo:min-width="4.09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15cm" fo:min-width="4.5cm" fo:wrap-option="wrap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3.45cm" fo:min-width="6.6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7.1cm" svg:height="3.2cm" svg:x="4.6cm" svg:y="3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9.172cm" svg:height="2.8cm" draw:transform="skewX (0.555014702134197) translate (7.728cm 19.9cm)">
          <text:p text:style-name="P1"><text:span text:style-name="T1">Pobierz liczb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5.8cm" svg:height="6.2cm" svg:x="5.7cm" svg:y="11.4cm">
          <text:p text:style-name="P1">Suma &lt;= 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2" draw:id="id2" draw:layer="layout" svg:width="6.7cm" svg:height="2.7cm" svg:x="4.8cm" svg:y="7.6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8.6cm" svg:height="2.971cm" draw:transform="skewX (0.381005375710362) translate (2.2cm 23.629cm)">
          <text:p text:style-name="P1">Wypisz suma</text:p>
          <draw:enhanced-geometry svg:viewBox="0 0 21600 21600" draw:type="rectangle" draw:enhanced-path="M 0 0 L 21600 0 21600 21600 0 21600 0 0 Z N"/>
        </draw:custom-shape>
        <draw:custom-shape draw:style-name="gr6" draw:text-style-name="P4" xml:id="id6" draw:id="id6" draw:layer="layout" svg:width="6.5cm" svg:height="2.7cm" svg:x="9.5cm" svg:y="26.5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8.15cm" svg:y1="6.4cm" svg:x2="8.15cm" svg:y2="7.6cm" draw:start-shape="id1" draw:start-glue-point="8" draw:end-shape="id2" draw:end-glue-point="0" svg:d="M8150 6400v1200" svg:viewBox="0 0 1 1201">
          <text:p/>
        </draw:connector>
        <draw:connector draw:style-name="gr7" draw:text-style-name="P5" draw:layer="layout" draw:type="line" svg:x1="8.15cm" svg:y1="10.3cm" svg:x2="8.6cm" svg:y2="11.4cm" draw:start-shape="id2" draw:start-glue-point="2" draw:end-shape="id3" draw:end-glue-point="0" svg:d="M8150 10300l450 1100" svg:viewBox="0 0 451 1101">
          <text:p/>
        </draw:connector>
        <draw:connector draw:style-name="gr7" draw:text-style-name="P5" xml:id="id3" draw:id="id3" draw:layer="layout" draw:type="line" svg:x1="8.6cm" svg:y1="11.4cm" svg:x2="8.6cm" svg:y2="11.4cm" draw:start-shape="id4" draw:start-glue-point="4" draw:end-shape="id4" svg:d="M8600 11400z" svg:viewBox="0 0 1 1">
          <text:p/>
        </draw:connector>
        <draw:custom-shape draw:style-name="gr8" draw:text-style-name="P4" xml:id="id8" draw:id="id8" draw:layer="layout" svg:width="5cm" svg:height="2.4cm" svg:x="14.7cm" svg:y="13.4cm">
          <text:p text:style-name="P1">Suma = suma + liczba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891cm" svg:x1="5.7cm" svg:y1="14.5cm" svg:x2="1.605cm" svg:y2="25.114cm" draw:start-shape="id4" draw:start-glue-point="5" draw:end-shape="id5" svg:d="M5700 14500h-4300v10614h205" svg:viewBox="0 0 4301 10615">
          <text:p text:style-name="P1">NIE</text:p>
        </draw:connector>
        <draw:connector draw:style-name="gr7" draw:text-style-name="P5" draw:layer="layout" draw:type="line" svg:x1="10.205cm" svg:y1="25.114cm" svg:x2="12.75cm" svg:y2="26.5cm" draw:start-shape="id5" draw:end-shape="id6" draw:end-glue-point="4" svg:d="M10205 25114l2545 1386" svg:viewBox="0 0 2546 1387">
          <text:p/>
        </draw:connector>
        <draw:custom-shape draw:style-name="gr10" draw:text-style-name="P4" draw:layer="layout" svg:width="7.1cm" svg:height="3.7cm" svg:x="13.1cm" svg:y="2.3cm">
          <text:p text:style-name="P1">Program sumuje liczby podawane przez użytkownika do moment, kiedy ich suma przekroczy 75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8.6cm" svg:y1="17.6cm" svg:x2="12.314cm" svg:y2="19.9cm" draw:start-shape="id4" draw:start-glue-point="6" draw:end-shape="id7" draw:end-glue-point="0" svg:d="M8600 17600l3714 2300" svg:viewBox="0 0 3715 2301">
          <text:p text:style-name="P1">TAK</text:p>
        </draw:connector>
        <draw:connector draw:style-name="gr7" draw:text-style-name="P5" draw:layer="layout" svg:x1="17.2cm" svg:y1="13.4cm" svg:x2="8.6cm" svg:y2="11.4cm" draw:start-shape="id8" draw:start-glue-point="0" draw:end-shape="id3" draw:end-glue-point="0" svg:d="M17200 13400v-1000h-8600v-1000" svg:viewBox="0 0 8601 2001">
          <text:p/>
        </draw:connector>
        <draw:connector draw:style-name="gr7" draw:text-style-name="P5" draw:layer="layout" svg:x1="16.032cm" svg:y1="21.3cm" svg:x2="19.7cm" svg:y2="14.6cm" draw:start-shape="id7" draw:start-glue-point="1" draw:end-shape="id8" draw:end-glue-point="1" svg:d="M16032 21300h4169v-6700h-501" svg:viewBox="0 0 4170 6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7:10.275370424</meta:creation-date>
    <dc:date>2018-09-27T08:42:16.351745711</dc:date>
    <meta:editing-duration>PT4M</meta:editing-duration>
    <meta:editing-cycles>2</meta:editing-cycles>
    <meta:generator>LibreOffice/6.0.3.2$Linux_X86_64 LibreOffice_project/00m0$Build-2</meta:generator>
    <meta:document-statistic meta:object-count="16"/>
  </office:meta>
</office:document-meta>
</file>